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21.95cm"/>
    </style:style>
    <style:style style:name="co5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ue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données serv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online/offlin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nouveau message : pop-up de dialogu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« est en train de taper »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4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2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4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2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4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cleanup</text:p>
          </table:table-cell>
          <table:table-cell office:value-type="string" calcext:value-type="string">
            <text:p>utiliser FormatUtil.getFormattedDate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changer les Root en Root.getPanel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supprimer les loadModule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vérifier les exceptions user, tout changer en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2" table:number-rows-repeated="104844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7:53:54.193573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7.2$Linux_X86_64 LibreOffice_project/420m0$Build-2</meta:generator>
    <dc:date>2015-04-08T07:54:47.502342963</dc:date>
    <meta:editing-duration>P7DT21H28M17S</meta:editing-duration>
    <meta:editing-cycles>48</meta:editing-cycles>
    <meta:document-statistic meta:table-count="3" meta:cell-count="279" meta:object-count="0"/>
  </office:meta>
</office:document-meta>
</file>